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lative</text:p>
          </table:table-cell>
          <table:table-cell/>
        </table:table-row>
        <table:table-row table:style-name="ro1">
          <table:table-cell office:value-type="float" office:value="125409477" calcext:value-type="float">
            <text:p>125409477</text:p>
          </table:table-cell>
          <table:table-cell office:value-type="float" office:value="17772862690" calcext:value-type="float">
            <text:p>17772862690</text:p>
          </table:table-cell>
          <table:table-cell office:value-type="float" office:value="27175983" calcext:value-type="float">
            <text:p>27175983</text:p>
          </table:table-cell>
          <table:table-cell office:value-type="float" office:value="3843119" calcext:value-type="float">
            <text:p>3843119</text:p>
          </table:table-cell>
          <table:table-cell office:value-type="float" office:value="464.42" calcext:value-type="float">
            <text:p>464.42</text:p>
          </table:table-cell>
          <table:table-cell table:formula="of:=[.A2]+[.B2]" office:value-type="float" office:value="17898272167" calcext:value-type="float">
            <text:p>17898272167</text:p>
          </table:table-cell>
          <table:table-cell table:formula="of:=[.B2] / ([.F2] - 10000 * 900 - 3 * [.D2])" office:value-type="float" office:value="0.994133480880968" calcext:value-type="float">
            <text:p>0.994133480880968</text:p>
          </table:table-cell>
          <table:table-cell/>
        </table:table-row>
        <table:table-row table:style-name="ro1">
          <table:table-cell office:value-type="float" office:value="131378594" calcext:value-type="float">
            <text:p>131378594</text:p>
          </table:table-cell>
          <table:table-cell office:value-type="float" office:value="17753040776" calcext:value-type="float">
            <text:p>17753040776</text:p>
          </table:table-cell>
          <table:table-cell office:value-type="float" office:value="30090351" calcext:value-type="float">
            <text:p>30090351</text:p>
          </table:table-cell>
          <table:table-cell office:value-type="float" office:value="3840181" calcext:value-type="float">
            <text:p>3840181</text:p>
          </table:table-cell>
          <table:table-cell table:style-name="ce1" office:value-type="float" office:value="483.08" calcext:value-type="float">
            <text:p>483.08</text:p>
          </table:table-cell>
          <table:table-cell table:formula="of:=[.A3]+[.B3]" office:value-type="float" office:value="17884419370" calcext:value-type="float">
            <text:p>17884419370</text:p>
          </table:table-cell>
          <table:table-cell table:formula="of:=[.B3] / ([.F3] - 10000 * 900 - 3 * [.D3])" office:value-type="float" office:value="0.993794296974385" calcext:value-type="float">
            <text:p>0.993794296974385</text:p>
          </table:table-cell>
          <table:table-cell/>
        </table:table-row>
        <table:table-row table:style-name="ro1">
          <table:table-cell office:value-type="float" office:value="131446398" calcext:value-type="float">
            <text:p>131446398</text:p>
          </table:table-cell>
          <table:table-cell office:value-type="float" office:value="17760889209" calcext:value-type="float">
            <text:p>17760889209</text:p>
          </table:table-cell>
          <table:table-cell office:value-type="float" office:value="29043480" calcext:value-type="float">
            <text:p>29043480</text:p>
          </table:table-cell>
          <table:table-cell office:value-type="float" office:value="3853342" calcext:value-type="float">
            <text:p>3853342</text:p>
          </table:table-cell>
          <table:table-cell office:value-type="float" office:value="487.56" calcext:value-type="float">
            <text:p>487.56</text:p>
          </table:table-cell>
          <table:table-cell table:formula="of:=[.A4]+[.B4]" office:value-type="float" office:value="17892335607" calcext:value-type="float">
            <text:p>17892335607</text:p>
          </table:table-cell>
          <table:table-cell table:formula="of:=[.B4] / ([.F4] - 10000 * 900 - 3 * [.D4])" office:value-type="float" office:value="0.993795447380288" calcext:value-type="float">
            <text:p>0.993795447380288</text:p>
          </table:table-cell>
          <table:table-cell/>
        </table:table-row>
        <table:table-row table:style-name="ro1">
          <table:table-cell office:value-type="float" office:value="135223595" calcext:value-type="float">
            <text:p>135223595</text:p>
          </table:table-cell>
          <table:table-cell office:value-type="float" office:value="17763546115" calcext:value-type="float">
            <text:p>17763546115</text:p>
          </table:table-cell>
          <table:table-cell office:value-type="float" office:value="28654530" calcext:value-type="float">
            <text:p>28654530</text:p>
          </table:table-cell>
          <table:table-cell office:value-type="float" office:value="3834997" calcext:value-type="float">
            <text:p>3834997</text:p>
          </table:table-cell>
          <table:table-cell office:value-type="float" office:value="477.05" calcext:value-type="float">
            <text:p>477.05</text:p>
          </table:table-cell>
          <table:table-cell table:formula="of:=[.A5]+[.B5]" office:value-type="float" office:value="17898769710" calcext:value-type="float">
            <text:p>17898769710</text:p>
          </table:table-cell>
          <table:table-cell table:formula="of:=[.B5] / ([.F5] - 10000 * 900 - 3 * [.D5])" office:value-type="float" office:value="0.993583347947741" calcext:value-type="float">
            <text:p>0.993583347947741</text:p>
          </table:table-cell>
          <table:table-cell/>
        </table:table-row>
        <table:table-row table:style-name="ro1">
          <table:table-cell office:value-type="float" office:value="129765084" calcext:value-type="float">
            <text:p>129765084</text:p>
          </table:table-cell>
          <table:table-cell office:value-type="float" office:value="17770248550" calcext:value-type="float">
            <text:p>17770248550</text:p>
          </table:table-cell>
          <table:table-cell office:value-type="float" office:value="27815571" calcext:value-type="float">
            <text:p>27815571</text:p>
          </table:table-cell>
          <table:table-cell office:value-type="float" office:value="3837233" calcext:value-type="float">
            <text:p>3837233</text:p>
          </table:table-cell>
          <table:table-cell office:value-type="float" office:value="480.17" calcext:value-type="float">
            <text:p>480.17</text:p>
          </table:table-cell>
          <table:table-cell table:formula="of:=[.A6]+[.B6]" office:value-type="float" office:value="17900013634" calcext:value-type="float">
            <text:p>17900013634</text:p>
          </table:table-cell>
          <table:table-cell table:formula="of:=[.B6] / ([.F6] - 10000 * 900 - 3 * [.D6])" office:value-type="float" office:value="0.993889461496345" calcext:value-type="float">
            <text:p>0.993889461496345</text:p>
          </table:table-cell>
          <table:table-cell/>
        </table:table-row>
        <table:table-row table:style-name="ro1">
          <table:table-cell office:value-type="float" office:value="124218858" calcext:value-type="float">
            <text:p>124218858</text:p>
          </table:table-cell>
          <table:table-cell office:value-type="float" office:value="17779450722" calcext:value-type="float">
            <text:p>17779450722</text:p>
          </table:table-cell>
          <table:table-cell office:value-type="float" office:value="27353737" calcext:value-type="float">
            <text:p>27353737</text:p>
          </table:table-cell>
          <table:table-cell office:value-type="float" office:value="3846415" calcext:value-type="float">
            <text:p>3846415</text:p>
          </table:table-cell>
          <table:table-cell office:value-type="float" office:value="463.74" calcext:value-type="float">
            <text:p>463.74</text:p>
          </table:table-cell>
          <table:table-cell table:formula="of:=[.A7]+[.B7]" office:value-type="float" office:value="17903669580" calcext:value-type="float">
            <text:p>17903669580</text:p>
          </table:table-cell>
          <table:table-cell table:formula="of:=[.B7] / ([.F7] - 10000 * 900 - 3 * [.D7])" office:value-type="float" office:value="0.994202378942735" calcext:value-type="float">
            <text:p>0.994202378942735</text:p>
          </table:table-cell>
          <table:table-cell/>
        </table:table-row>
        <table:table-row table:style-name="ro1">
          <table:table-cell office:value-type="float" office:value="135565964" calcext:value-type="float">
            <text:p>135565964</text:p>
          </table:table-cell>
          <table:table-cell office:value-type="float" office:value="17761720221" calcext:value-type="float">
            <text:p>17761720221</text:p>
          </table:table-cell>
          <table:table-cell office:value-type="float" office:value="29199472" calcext:value-type="float">
            <text:p>29199472</text:p>
          </table:table-cell>
          <table:table-cell office:value-type="float" office:value="3867621" calcext:value-type="float">
            <text:p>3867621</text:p>
          </table:table-cell>
          <table:table-cell office:value-type="float" office:value="485.09" calcext:value-type="float">
            <text:p>485.09</text:p>
          </table:table-cell>
          <table:table-cell table:formula="of:=[.A8]+[.B8]" office:value-type="float" office:value="17897286185" calcext:value-type="float">
            <text:p>17897286185</text:p>
          </table:table-cell>
          <table:table-cell table:formula="of:=[.B8] / ([.F8] - 10000 * 900 - 3 * [.D8])" office:value-type="float" office:value="0.993569103455644" calcext:value-type="float">
            <text:p>0.993569103455644</text:p>
          </table:table-cell>
          <table:table-cell/>
        </table:table-row>
        <table:table-row table:style-name="ro1">
          <table:table-cell office:value-type="float" office:value="135166049" calcext:value-type="float">
            <text:p>135166049</text:p>
          </table:table-cell>
          <table:table-cell office:value-type="float" office:value="17768510339" calcext:value-type="float">
            <text:p>17768510339</text:p>
          </table:table-cell>
          <table:table-cell office:value-type="float" office:value="28709710" calcext:value-type="float">
            <text:p>28709710</text:p>
          </table:table-cell>
          <table:table-cell office:value-type="float" office:value="3853483" calcext:value-type="float">
            <text:p>3853483</text:p>
          </table:table-cell>
          <table:table-cell office:value-type="float" office:value="483.23" calcext:value-type="float">
            <text:p>483.23</text:p>
          </table:table-cell>
          <table:table-cell table:formula="of:=[.A9]+[.B9]" office:value-type="float" office:value="17903676388" calcext:value-type="float">
            <text:p>17903676388</text:p>
          </table:table-cell>
          <table:table-cell table:formula="of:=[.B9] / ([.F9] - 10000 * 900 - 3 * [.D9])" office:value-type="float" office:value="0.993591407650047" calcext:value-type="float">
            <text:p>0.993591407650047</text:p>
          </table:table-cell>
          <table:table-cell/>
        </table:table-row>
        <table:table-row table:style-name="ro1">
          <table:table-cell office:value-type="float" office:value="143348202" calcext:value-type="float">
            <text:p>143348202</text:p>
          </table:table-cell>
          <table:table-cell office:value-type="float" office:value="17754700549" calcext:value-type="float">
            <text:p>17754700549</text:p>
          </table:table-cell>
          <table:table-cell office:value-type="float" office:value="32049714" calcext:value-type="float">
            <text:p>32049714</text:p>
          </table:table-cell>
          <table:table-cell office:value-type="float" office:value="3832232" calcext:value-type="float">
            <text:p>3832232</text:p>
          </table:table-cell>
          <table:table-cell office:value-type="float" office:value="530.64" calcext:value-type="float">
            <text:p>530.64</text:p>
          </table:table-cell>
          <table:table-cell table:formula="of:=[.A10]+[.B10]" office:value-type="float" office:value="17898048751" calcext:value-type="float">
            <text:p>17898048751</text:p>
          </table:table-cell>
          <table:table-cell table:formula="of:=[.B10] / ([.F10] - 10000 * 900 - 3 * [.D10])" office:value-type="float" office:value="0.993128169582611" calcext:value-type="float">
            <text:p>0.993128169582611</text:p>
          </table:table-cell>
          <table:table-cell/>
        </table:table-row>
        <table:table-row table:style-name="ro1">
          <table:table-cell office:value-type="float" office:value="126598497" calcext:value-type="float">
            <text:p>126598497</text:p>
          </table:table-cell>
          <table:table-cell office:value-type="float" office:value="17765535803" calcext:value-type="float">
            <text:p>17765535803</text:p>
          </table:table-cell>
          <table:table-cell office:value-type="float" office:value="29728680" calcext:value-type="float">
            <text:p>29728680</text:p>
          </table:table-cell>
          <table:table-cell office:value-type="float" office:value="3860538" calcext:value-type="float">
            <text:p>3860538</text:p>
          </table:table-cell>
          <table:table-cell office:value-type="float" office:value="473.99" calcext:value-type="float">
            <text:p>473.99</text:p>
          </table:table-cell>
          <table:table-cell table:formula="of:=[.A11]+[.B11]" office:value-type="float" office:value="17892134300" calcext:value-type="float">
            <text:p>17892134300</text:p>
          </table:table-cell>
          <table:table-cell table:formula="of:=[.B11] / ([.F11] - 10000 * 900 - 3 * [.D11])" office:value-type="float" office:value="0.994067841509761" calcext:value-type="float">
            <text:p>0.994067841509761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formula="of:=AVERAGE([.A2:.A11])" office:value-type="float" office:value="131812071.8" calcext:value-type="float">
            <text:p>131812071.8</text:p>
          </table:table-cell>
          <table:table-cell table:formula="of:=AVERAGE([.B2:.B11])" office:value-type="float" office:value="17765050497.4" calcext:value-type="float">
            <text:p>17765050497.4</text:p>
          </table:table-cell>
          <table:table-cell table:formula="of:=AVERAGE([.C2:.C11])" office:value-type="float" office:value="28982122.8" calcext:value-type="float">
            <text:p>28982122.8</text:p>
          </table:table-cell>
          <table:table-cell table:formula="of:=AVERAGE([.D2:.D11])" office:value-type="float" office:value="3846916.1" calcext:value-type="float">
            <text:p>3846916.1</text:p>
          </table:table-cell>
          <table:table-cell table:formula="of:=AVERAGE([.E2:.E11])" office:value-type="float" office:value="482.897" calcext:value-type="float">
            <text:p>482.897</text:p>
          </table:table-cell>
          <table:table-cell table:formula="of:=AVERAGE([.F2:.F11])" office:value-type="float" office:value="17896862569.2" calcext:value-type="float">
            <text:p>17896862569.2</text:p>
          </table:table-cell>
          <table:table-cell table:formula="of:=AVERAGE([.G2:.G11])" office:value-type="float" office:value="0.993775493582053" calcext:value-type="float">
            <text:p>0.993775493582053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formula="of:=MIN([.A2:.A11])" office:value-type="float" office:value="124218858" calcext:value-type="float">
            <text:p>124218858</text:p>
          </table:table-cell>
          <table:table-cell table:formula="of:=MIN([.B2:.B11])" office:value-type="float" office:value="17753040776" calcext:value-type="float">
            <text:p>17753040776</text:p>
          </table:table-cell>
          <table:table-cell table:formula="of:=MIN([.C2:.C11])" office:value-type="float" office:value="27175983" calcext:value-type="float">
            <text:p>27175983</text:p>
          </table:table-cell>
          <table:table-cell table:formula="of:=MIN([.D2:.D11])" office:value-type="float" office:value="3832232" calcext:value-type="float">
            <text:p>3832232</text:p>
          </table:table-cell>
          <table:table-cell table:formula="of:=MIN([.E2:.E11])" office:value-type="float" office:value="463.74" calcext:value-type="float">
            <text:p>463.74</text:p>
          </table:table-cell>
          <table:table-cell table:formula="of:=MIN([.F2:.F11])" office:value-type="float" office:value="17884419370" calcext:value-type="float">
            <text:p>17884419370</text:p>
          </table:table-cell>
          <table:table-cell table:formula="of:=MIN([.G2:.G11])" office:value-type="float" office:value="0.993128169582611" calcext:value-type="float">
            <text:p>0.99312816958261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MAX([.A2:.A11])" office:value-type="float" office:value="143348202" calcext:value-type="float">
            <text:p>143348202</text:p>
          </table:table-cell>
          <table:table-cell table:formula="of:=MAX([.B2:.B11])" office:value-type="float" office:value="17779450722" calcext:value-type="float">
            <text:p>17779450722</text:p>
          </table:table-cell>
          <table:table-cell table:formula="of:=MAX([.C2:.C11])" office:value-type="float" office:value="32049714" calcext:value-type="float">
            <text:p>32049714</text:p>
          </table:table-cell>
          <table:table-cell table:formula="of:=MAX([.D2:.D11])" office:value-type="float" office:value="3867621" calcext:value-type="float">
            <text:p>3867621</text:p>
          </table:table-cell>
          <table:table-cell table:formula="of:=MAX([.E2:.E11])" office:value-type="float" office:value="530.64" calcext:value-type="float">
            <text:p>530.64</text:p>
          </table:table-cell>
          <table:table-cell table:formula="of:=MAX([.F2:.F11])" office:value-type="float" office:value="17903676388" calcext:value-type="float">
            <text:p>17903676388</text:p>
          </table:table-cell>
          <table:table-cell table:formula="of:=MAX([.G2:.G11])" office:value-type="float" office:value="0.994202378942735" calcext:value-type="float">
            <text:p>0.994202378942735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STDEV([.A2:.A11])" office:value-type="float" office:value="5777397.70146437" calcext:value-type="float">
            <text:p>5777397.70146437</text:p>
          </table:table-cell>
          <table:table-cell table:formula="of:=STDEV([.B2:.B11])" office:value-type="float" office:value="8094220.61615481" calcext:value-type="float">
            <text:p>8094220.61615481</text:p>
          </table:table-cell>
          <table:table-cell table:formula="of:=STDEV([.C2:.C11])" office:value-type="float" office:value="1441557.36449938" calcext:value-type="float">
            <text:p>1441557.36449938</text:p>
          </table:table-cell>
          <table:table-cell table:formula="of:=STDEV([.D2:.D11])" office:value-type="float" office:value="11595.7186299274" calcext:value-type="float">
            <text:p>11595.7186299274</text:p>
          </table:table-cell>
          <table:table-cell table:formula="of:=STDEV([.E2:.E11])" office:value-type="float" office:value="18.6649999553532" calcext:value-type="float">
            <text:p>18.6649999553532</text:p>
          </table:table-cell>
          <table:table-cell table:formula="of:=STDEV([.F2:.F11])" office:value-type="float" office:value="5846047.89922766" calcext:value-type="float">
            <text:p>5846047.89922766</text:p>
          </table:table-cell>
          <table:table-cell table:formula="of:=STDEV([.G2:.G11])" office:value-type="float" office:value="0.000323526841575857" calcext:value-type="float">
            <text:p>0.000323526841576</text:p>
          </table:table-cell>
          <table:table-cell office:value-type="string" calcext:value-type="string">
            <text:p>STD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0:11:14.885592297</meta:creation-date>
    <dc:date>2023-05-03T02:56:52.131730633</dc:date>
    <meta:editing-duration>PT2M40S</meta:editing-duration>
    <meta:editing-cycles>1</meta:editing-cycles>
    <meta:document-statistic meta:table-count="1" meta:cell-count="109" meta:object-count="0"/>
    <meta:generator>LibreOffice/7.0.4.2$Linux_X86_64 LibreOffice_project/00$Build-2</meta:generator>
  </office:meta>
</office:document-meta>
</file>